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c2300" draw:opacity="60%" draw:textarea-horizontal-align="justify" draw:textarea-vertical-align="middle" draw:auto-grow-height="false" fo:min-height="5.516cm" fo:min-width="3.322cm" draw:shadow-opacity="60%"/>
    </style:style>
    <style:style style:name="gr2" style:family="graphic" style:parent-style-name="standard">
      <style:graphic-properties svg:stroke-color="#000000" draw:fill-color="#ffff00" draw:opacity="40%" draw:textarea-horizontal-align="justify" draw:textarea-vertical-align="middle" draw:auto-grow-height="false" fo:min-height="0.082cm" fo:min-width="2.597cm" draw:shadow-opacity="40%"/>
    </style:style>
    <style:style style:name="gr3" style:family="graphic" style:parent-style-name="standard">
      <style:graphic-properties svg:stroke-color="#000000" draw:fill-color="#ffff00" draw:opacity="40%" draw:textarea-horizontal-align="justify" draw:textarea-vertical-align="middle" draw:auto-grow-height="false" fo:min-height="1.086cm" fo:min-width="1.301cm" draw:shadow-opacity="40%"/>
    </style:style>
    <style:style style:name="gr4" style:family="graphic" style:parent-style-name="standard">
      <style:graphic-properties svg:stroke-color="#000000" draw:fill-color="#008000" draw:opacity="60%" draw:textarea-horizontal-align="justify" draw:textarea-vertical-align="middle" draw:auto-grow-height="false" fo:min-height="0.082cm" fo:min-width="2.597cm" draw:shadow-opacity="60%"/>
    </style:style>
    <style:style style:name="gr5" style:family="graphic" style:parent-style-name="standard">
      <style:graphic-properties svg:stroke-color="#000000" draw:fill-color="#008000" draw:opacity="60%" draw:textarea-horizontal-align="justify" draw:textarea-vertical-align="middle" draw:auto-grow-height="false" fo:min-height="1.086cm" fo:min-width="1.301cm" draw:shadow-opacity="60%"/>
    </style:style>
    <style:style style:name="gr6" style:family="graphic" style:parent-style-name="standard">
      <style:graphic-properties svg:stroke-color="#000000" draw:marker-start="Arrow" draw:marker-start-width="0.3cm" draw:textarea-vertical-align="middle"/>
    </style:style>
    <style:style style:name="gr7" style:family="graphic" style:parent-style-name="standard">
      <style:graphic-properties svg:stroke-color="#000000" draw:fill-color="#008000" draw:opacity="60%" draw:textarea-horizontal-align="justify" draw:textarea-vertical-align="middle" draw:auto-grow-height="false" fo:min-height="1.122cm" fo:min-width="2.406cm" draw:shadow-opacity="60%"/>
    </style:style>
    <style:style style:name="gr8" style:family="graphic" style:parent-style-name="standard">
      <style:graphic-properties svg:stroke-color="#000000" draw:fill-color="#ffff00" draw:opacity="40%" draw:textarea-horizontal-align="justify" draw:textarea-vertical-align="middle" draw:auto-grow-height="false" fo:min-height="0.082cm" fo:min-width="1.536cm" draw:shadow-opacity="40%"/>
    </style:style>
    <style:style style:name="gr9" style:family="graphic" style:parent-style-name="standard">
      <style:graphic-properties svg:stroke-color="#000000" draw:fill-color="#b84700" draw:opacity="30%" draw:textarea-horizontal-align="justify" draw:textarea-vertical-align="middle" draw:auto-grow-height="false" fo:min-height="2.634cm" fo:min-width="1.857cm" fo:wrap-option="no-wrap" draw:shadow-opacity="30%"/>
    </style:style>
    <style:style style:name="gr10" style:family="graphic" style:parent-style-name="standard">
      <style:graphic-properties svg:stroke-color="#000000" draw:fill-color="#cccccc" draw:opacity="50%" draw:textarea-horizontal-align="justify" draw:textarea-vertical-align="middle" draw:auto-grow-height="false" fo:min-height="1.763cm" fo:min-width="2.406cm" draw:shadow-opacity="50%"/>
    </style:style>
    <style:style style:name="gr11" style:family="graphic" style:parent-style-name="standard">
      <style:graphic-properties svg:stroke-color="#000000" draw:fill-color="#729fcf" draw:opacity="40%" draw:textarea-horizontal-align="justify" draw:textarea-vertical-align="middle" draw:auto-grow-height="false" fo:min-height="1.055cm" fo:min-width="1.72cm" draw:shadow-opacity="40%"/>
    </style:style>
    <style:style style:name="gr12" style:family="graphic" style:parent-style-name="standard">
      <style:graphic-properties svg:stroke-color="#000000" draw:fill-color="#9966cc" draw:opacity="40%" draw:textarea-horizontal-align="justify" draw:textarea-vertical-align="middle" draw:auto-grow-height="false" fo:min-height="2.405cm" fo:min-width="3.436cm" draw:shadow-opacity="40%"/>
    </style:style>
    <style:style style:name="gr13" style:family="graphic" style:parent-style-name="standard">
      <style:graphic-properties svg:stroke-color="#000000" draw:fill-color="#008000" draw:opacity="60%" draw:textarea-horizontal-align="justify" draw:textarea-vertical-align="middle" draw:auto-grow-height="false" fo:min-height="0.505cm" fo:min-width="0.987cm" draw:shadow-opacity="60%"/>
    </style:style>
    <style:style style:name="gr14" style:family="graphic" style:parent-style-name="standard">
      <style:graphic-properties draw:stroke="none" svg:stroke-color="#000000" draw:fill="none" draw:fill-color="#ffffff" fo:min-height="0.734cm"/>
    </style:style>
    <style:style style:name="gr15" style:family="graphic" style:parent-style-name="standard">
      <style:graphic-properties svg:stroke-color="#000000" draw:fill-color="#aecf00" draw:opacity="40%" draw:textarea-horizontal-align="justify" draw:textarea-vertical-align="middle" draw:auto-grow-height="false" fo:min-height="1.055cm" fo:min-width="1.72cm" draw:shadow-opacity="40%"/>
    </style:style>
    <style:style style:name="gr16" style:family="graphic" style:parent-style-name="standard">
      <style:graphic-properties svg:stroke-color="#000000" draw:fill-color="#aecf00" draw:opacity="40%" draw:textarea-horizontal-align="justify" draw:textarea-vertical-align="middle" draw:auto-grow-height="false" fo:min-height="0.512cm" fo:min-width="1.012cm" draw:shadow-opacity="40%"/>
    </style:style>
    <style:style style:name="P1" style:family="paragraph">
      <style:paragraph-properties fo:text-align="center"/>
    </style:style>
    <style:style style:name="P2" style:family="paragraph">
      <loext:graphic-properties draw:fill-color="#dc2300" draw:opacity="60%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ffff00" draw:opacity="40%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00" draw:opacity="40%"/>
      <style:paragraph-properties fo:text-align="center"/>
    </style:style>
    <style:style style:name="P5" style:family="paragraph">
      <loext:graphic-properties draw:fill-color="#008000" draw:opacity="60%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8000" draw:opacity="60%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008000" draw:opacity="60%"/>
      <style:paragraph-properties fo:text-align="center"/>
    </style:style>
    <style:style style:name="P8" style:family="paragraph">
      <loext:graphic-properties draw:fill-color="#b84700" draw:opacity="30%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cccccc" draw:opacity="50%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729fcf" draw:opacity="40%"/>
      <style:paragraph-properties fo:text-align="center"/>
    </style:style>
    <style:style style:name="P11" style:family="paragraph">
      <loext:graphic-properties draw:fill-color="#9966cc" draw:opacity="40%"/>
      <style:paragraph-properties fo:text-align="center"/>
      <style:text-properties fo:color="#000000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aecf00" draw:opacity="40%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3.822cm" svg:height="5.766cm" svg:x="8.97cm" svg:y="10.137cm">
          <text:p text:style-name="P1"><text:span text:style-name="T1">Controller</text:span></text:p>
          <text:p text:style-name="P1"><text:span text:style-name="T1">Atmega 128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867cm" svg:height="0.664cm" svg:x="12.792cm" svg:y="10.297cm">
          <text:p text:style-name="P1"><text:span text:style-name="T2">Dat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945cm" svg:height="1.442cm" svg:x="16.705cm" svg:y="9.908cm">
          <text:p text:style-name="P1">USB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3.867cm" svg:height="0.664cm" svg:x="12.792cm" svg:y="12.498cm">
          <text:p text:style-name="P1"><text:span text:style-name="T2">Dat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6" draw:layer="layout" svg:width="1.945cm" svg:height="1.442cm" svg:x="16.705cm" svg:y="12.109cm">
          <text:p text:style-name="P1"><text:span text:style-name="T3">Bluetoo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6" draw:text-style-name="P1" draw:layer="layout" svg:x1="12.792cm" svg:y1="14.988cm" svg:x2="16.637cm" svg:y2="14.988cm">
          <text:p/>
        </draw:line>
        <draw:custom-shape draw:style-name="gr7" draw:text-style-name="P7" draw:layer="layout" svg:width="2.906cm" svg:height="1.372cm" svg:x="16.637cm" svg:y="14.325cm">
          <text:p text:style-name="P1">Power</text:p>
          <text:p text:style-name="P1"><text:span text:style-name="T3">(battery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1.945cm" svg:height="1.442cm" svg:x="4.44cm" svg:y="11.924cm">
          <text:p text:style-name="P1">I2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3" draw:layer="layout" svg:width="2.54cm" svg:height="0.664cm" svg:x="6.407cm" svg:y="12.335cm">
          <text:p text:style-name="P1"><text:span text:style-name="T2">Dat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1" draw:layer="layout" svg:x1="4.484cm" svg:y1="12.334cm" svg:x2="3.523cm" svg:y2="12.334cm">
          <text:p/>
        </draw:line>
        <draw:custom-shape draw:style-name="gr9" draw:text-style-name="P8" draw:layer="layout" svg:width="2.357cm" svg:height="2.884cm" svg:x="1.167cm" svg:y="11.258cm">
          <text:p text:style-name="P1"><text:span text:style-name="T3">The second</text:span></text:p>
          <text:p text:style-name="P1"><text:span text:style-name="T3">part of</text:span></text:p>
          <text:p text:style-name="P1"><text:span text:style-name="T3">keybo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3.524cm" svg:y1="12.883cm" svg:x2="4.417cm" svg:y2="12.883cm">
          <text:p/>
        </draw:line>
        <draw:line draw:style-name="gr6" draw:text-style-name="P1" draw:layer="layout" svg:x1="12.192cm" svg:y1="15.904cm" svg:x2="12.19cm" svg:y2="17.979cm">
          <text:p/>
        </draw:line>
        <draw:custom-shape draw:style-name="gr10" draw:text-style-name="P9" draw:layer="layout" svg:width="2.906cm" svg:height="2.013cm" svg:x="10.729cm" svg:y="17.987cm">
          <text:p text:style-name="P1"><text:span text:style-name="T1">Track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2.22cm" svg:height="1.305cm" svg:x="11.808cm" svg:y="6.567cm">
          <text:p text:style-name="P1">LED</text:p>
          <text:p text:style-name="P1"><text:span text:style-name="T4">backl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1" draw:layer="layout" svg:width="3.936cm" svg:height="2.655cm" svg:x="7.139cm" svg:y="5.216cm">
          <text:p text:style-name="P1"><text:span text:style-name="T5">Matrix</text:span></text:p>
          <text:p text:style-name="P1"><text:span text:style-name="T5">of switch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9.497cm" svg:y1="10.137cm" svg:x2="9.497cm" svg:y2="7.872cm">
          <text:p/>
        </draw:line>
        <draw:line draw:style-name="gr6" draw:text-style-name="P1" draw:layer="layout" svg:x1="12.403cm" svg:y1="7.872cm" svg:x2="12.403cm" svg:y2="10.137cm">
          <text:p/>
        </draw:line>
        <draw:custom-shape draw:style-name="gr13" draw:text-style-name="P7" draw:layer="layout" svg:width="1.487cm" svg:height="0.755cm" svg:x="1.808cm" svg:y="22.4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2" draw:layer="layout" svg:width="5.904cm" svg:height="0.984cm" svg:x="3.364cm" svg:y="22.471cm">
          <draw:text-box>
            <text:p><text:span text:style-name="T4">- for wireless version</text:span></text:p>
          </draw:text-box>
        </draw:frame>
        <draw:line draw:style-name="gr6" draw:text-style-name="P1" draw:layer="layout" svg:x1="10.403cm" svg:y1="7.873cm" svg:x2="10.403cm" svg:y2="10.138cm">
          <text:p/>
        </draw:line>
        <draw:custom-shape draw:style-name="gr15" draw:text-style-name="P13" draw:layer="layout" svg:width="2.22cm" svg:height="1.305cm" svg:x="7.968cm" svg:y="18.008cm">
          <text:p text:style-name="P1">LED</text:p>
          <text:p text:style-name="P1"><text:span text:style-name="T4">backl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" draw:layer="layout" svg:x1="9.497cm" svg:y1="18.037cm" svg:x2="9.48cm" svg:y2="15.918cm">
          <text:p/>
        </draw:line>
        <draw:custom-shape draw:style-name="gr16" draw:text-style-name="P13" draw:layer="layout" svg:width="1.512cm" svg:height="0.762cm" svg:x="1.798cm" svg:y="23.823cm">
          <text:p text:style-name="P1"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2" draw:layer="layout" svg:width="5.904cm" svg:height="0.984cm" svg:x="3.364cm" svg:y="23.771cm">
          <draw:text-box>
            <text:p><text:span text:style-name="T4">- maybe next gene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15:39:27.201531000</meta:creation-date>
    <dc:date>2015-06-16T12:15:19.608401000</dc:date>
    <meta:editing-duration>PT36M24S</meta:editing-duration>
    <meta:editing-cycles>13</meta:editing-cycles>
    <meta:generator>LibreOffice/4.4.3.2$MacOSX_X86_64 LibreOffice_project/88805f81e9fe61362df02b9941de8e38a9b5fd16</meta:generator>
    <meta:document-statistic meta:object-count="25"/>
  </office:meta>
</office:document-meta>
</file>